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55f4" officeooo:paragraph-rsid="000d55f4"/>
    </style:style>
    <style:style style:name="P2" style:family="paragraph" style:parent-style-name="Standard">
      <style:text-properties officeooo:rsid="000e53fa" officeooo:paragraph-rsid="000e53fa"/>
    </style:style>
    <style:style style:name="P3" style:family="paragraph" style:parent-style-name="Standard">
      <style:text-properties officeooo:rsid="0011997d" officeooo:paragraph-rsid="0011997d"/>
    </style:style>
    <style:style style:name="P4" style:family="paragraph" style:parent-style-name="Standard">
      <style:text-properties officeooo:rsid="00129ea2" officeooo:paragraph-rsid="00129ea2"/>
    </style:style>
    <style:style style:name="P5" style:family="paragraph" style:parent-style-name="Standard">
      <style:text-properties officeooo:rsid="0015ae2b" officeooo:paragraph-rsid="0015ae2b"/>
    </style:style>
    <style:style style:name="P6" style:family="paragraph" style:parent-style-name="Standard">
      <style:text-properties officeooo:rsid="00172021" officeooo:paragraph-rsid="00172021"/>
    </style:style>
    <style:style style:name="P7" style:family="paragraph" style:parent-style-name="Standard">
      <style:text-properties officeooo:rsid="0017901d" officeooo:paragraph-rsid="0017901d"/>
    </style:style>
    <style:style style:name="P8" style:family="paragraph" style:parent-style-name="Standard">
      <style:text-properties officeooo:rsid="00186310" officeooo:paragraph-rsid="00186310"/>
    </style:style>
    <style:style style:name="P9" style:family="paragraph" style:parent-style-name="Standard">
      <style:text-properties officeooo:rsid="001a9762" officeooo:paragraph-rsid="001a9762"/>
    </style:style>
    <style:style style:name="P10" style:family="paragraph" style:parent-style-name="Standard">
      <style:text-properties officeooo:rsid="001bd4e6" officeooo:paragraph-rsid="001bd4e6"/>
    </style:style>
    <style:style style:name="P11" style:family="paragraph" style:parent-style-name="Standard">
      <style:text-properties officeooo:rsid="001ce36e" officeooo:paragraph-rsid="001ce36e"/>
    </style:style>
    <style:style style:name="P12" style:family="paragraph" style:parent-style-name="Standard">
      <style:text-properties officeooo:rsid="001e5c35" officeooo:paragraph-rsid="001e5c35"/>
    </style:style>
    <style:style style:name="P13" style:family="paragraph" style:parent-style-name="Standard">
      <style:text-properties officeooo:rsid="001f9bee" officeooo:paragraph-rsid="001f9bee"/>
    </style:style>
    <style:style style:name="P14" style:family="paragraph" style:parent-style-name="Standard">
      <style:text-properties officeooo:rsid="00215479" officeooo:paragraph-rsid="00215479"/>
    </style:style>
    <style:style style:name="P15" style:family="paragraph" style:parent-style-name="Standard">
      <style:text-properties officeooo:rsid="0022e210" officeooo:paragraph-rsid="0022e210"/>
    </style:style>
    <style:style style:name="P16" style:family="paragraph" style:parent-style-name="Standard">
      <style:text-properties officeooo:rsid="0022f7f7" officeooo:paragraph-rsid="0022f7f7"/>
    </style:style>
    <style:style style:name="P17" style:family="paragraph" style:parent-style-name="Standard">
      <style:text-properties officeooo:rsid="002371ee" officeooo:paragraph-rsid="002371ee"/>
    </style:style>
    <style:style style:name="P18" style:family="paragraph" style:parent-style-name="Standard">
      <style:text-properties officeooo:rsid="0024191f" officeooo:paragraph-rsid="0024191f"/>
    </style:style>
    <style:style style:name="P19" style:family="paragraph" style:parent-style-name="Standard">
      <style:text-properties officeooo:rsid="0024f1cb" officeooo:paragraph-rsid="0024f1cb"/>
    </style:style>
    <style:style style:name="P20" style:family="paragraph" style:parent-style-name="Standard">
      <style:text-properties officeooo:rsid="00252d4c" officeooo:paragraph-rsid="00252d4c"/>
    </style:style>
    <style:style style:name="P21" style:family="paragraph" style:parent-style-name="Standard">
      <style:text-properties officeooo:rsid="002818ad" officeooo:paragraph-rsid="002818ad"/>
    </style:style>
    <style:style style:name="P22" style:family="paragraph" style:parent-style-name="Standard">
      <style:text-properties officeooo:rsid="002aa8d4" officeooo:paragraph-rsid="002aa8d4"/>
    </style:style>
    <style:style style:name="P23" style:family="paragraph" style:parent-style-name="Standard">
      <style:text-properties officeooo:rsid="002c329d" officeooo:paragraph-rsid="002c329d"/>
    </style:style>
    <style:style style:name="P24" style:family="paragraph" style:parent-style-name="Standard">
      <style:text-properties officeooo:rsid="002e1d78" officeooo:paragraph-rsid="002e1d78"/>
    </style:style>
    <style:style style:name="P25" style:family="paragraph" style:parent-style-name="Standard">
      <style:text-properties officeooo:rsid="00311d27" officeooo:paragraph-rsid="00311d27"/>
    </style:style>
    <style:style style:name="P26" style:family="paragraph" style:parent-style-name="Standard">
      <style:text-properties officeooo:rsid="00325c2d" officeooo:paragraph-rsid="00325c2d"/>
    </style:style>
    <style:style style:name="P27" style:family="paragraph" style:parent-style-name="Standard">
      <style:text-properties officeooo:rsid="0032ec4a" officeooo:paragraph-rsid="0032ec4a"/>
    </style:style>
    <style:style style:name="P28" style:family="paragraph" style:parent-style-name="Standard">
      <style:text-properties officeooo:rsid="0034b526" officeooo:paragraph-rsid="0034b526"/>
    </style:style>
    <style:style style:name="P29" style:family="paragraph" style:parent-style-name="Standard">
      <style:text-properties officeooo:rsid="00374b2b" officeooo:paragraph-rsid="00374b2b"/>
    </style:style>
    <style:style style:name="T1" style:family="text">
      <style:text-properties officeooo:rsid="000fdb4c"/>
    </style:style>
    <style:style style:name="T2" style:family="text">
      <style:text-properties officeooo:rsid="0013daac"/>
    </style:style>
    <style:style style:name="T3" style:family="text">
      <style:text-properties officeooo:rsid="0016d16a"/>
    </style:style>
    <style:style style:name="T4" style:family="text">
      <style:text-properties officeooo:rsid="00186412"/>
    </style:style>
    <style:style style:name="T5" style:family="text">
      <style:text-properties officeooo:rsid="00192e73"/>
    </style:style>
    <style:style style:name="T6" style:family="text">
      <style:text-properties officeooo:rsid="001983e7"/>
    </style:style>
    <style:style style:name="T7" style:family="text">
      <style:text-properties officeooo:rsid="0022e210"/>
    </style:style>
    <style:style style:name="T8" style:family="text">
      <style:text-properties officeooo:rsid="0022f7f7"/>
    </style:style>
    <style:style style:name="T9" style:family="text">
      <style:text-properties officeooo:rsid="0024191f"/>
    </style:style>
    <style:style style:name="T10" style:family="text">
      <style:text-properties officeooo:rsid="00268d4f"/>
    </style:style>
    <style:style style:name="T11" style:family="text">
      <style:text-properties officeooo:rsid="0029e192"/>
    </style:style>
    <style:style style:name="T12" style:family="text">
      <style:text-properties officeooo:rsid="002f8e4d"/>
    </style:style>
    <style:style style:name="T13" style:family="text">
      <style:text-properties officeooo:rsid="00329676"/>
    </style:style>
    <style:style style:name="T14" style:family="text">
      <style:text-properties officeooo:rsid="003642dd"/>
    </style:style>
    <style:style style:name="T15" style:family="text">
      <style:text-properties officeooo:rsid="003d2f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TD et schéma XML.</text:p>
      <text:p text:style-name="P1"/>
      <text:p text:style-name="P2">Reprendre les déclarations d’attribut dans les DTD. Certaines choses ne sont pas compatibles. </text:p>
      <text:p text:style-name="P2"/>
      <text:h text:style-name="Heading_20_1" text:outline-level="1">Rappel de rédaction des attributs dans la DTD.</text:h>
      <text:p text:style-name="P2">&lt;!ATTLIST nom_balise nom_attribut valeur/type de données() <text:span text:style-name="T1">&gt;</text:span></text:p>
      <text:p text:style-name="P2"/>
      <text:p text:style-name="P3">Correction <text:span text:style-name="T2">DTD poème de Verlaine. </text:span></text:p>
      <text:p text:style-name="P3"/>
      <text:p text:style-name="P3">&lt;!DOCTYPE poeme [</text:p>
      <text:p text:style-name="P3">&lt;!ELEMENT poeme (titre ?, auteur, strophe+, <text:span text:style-name="T2">tercet</text:span>) &gt;</text:p>
      <text:p text:style-name="P3">&lt;!ELEMENT titre (#PCDATA)&gt;</text:p>
      <text:p text:style-name="P3">&lt;!ELEMENT auteur (#PCDATA)&gt;</text:p>
      <text:p text:style-name="P3">&lt;!ELEMENT strophe (CDATA | tercet)* &gt;</text:p>
      <text:p text:style-name="P3">&lt;!ELEMENT tercet (#PCDATA) &gt;</text:p>
      <text:p text:style-name="P3"/>
      <text:p text:style-name="P3">&lt;!ATTLIST <text:s/>poeme type CDATA #FIXED 'sonnet'&gt;</text:p>
      <text:p text:style-name="P3">&lt;!ATTLIST strophe type (quatrain | sizain) #REQUIRED&gt;</text:p>
      <text:p text:style-name="P3">&lt;!ATTLIST strophe n CDATA #IMPLIED &gt;</text:p>
      <text:p text:style-name="P3">&lt;!ATTLIST tercet n CDATA #REQUIRED &gt;</text:p>
      <text:p text:style-name="P3">]&gt;</text:p>
      <text:p text:style-name="P3"><text:s/></text:p>
      <text:p text:style-name="P4">Pour attlist1, on dit que la valeur de l’attribut type est toujours la même et on spécifie que dans ce cas, il s’agit de sonnet. </text:p>
      <text:p text:style-name="P3"/>
      <text:p text:style-name="P3"/>
      <text:p text:style-name="P5">Pour déclarer une DTD, on peut procéder à la création d’une DTD interne (que l’on trouve dans le fichier XML). Mais on peut aussi utiliser des DTD externes qu’on appelle dans le document via un lien. <text:span text:style-name="T3">Cela permet d’utiliser la DTD pour plusieurs fichiers. </text:span></text:p>
      <text:p text:style-name="P5"/>
      <text:p text:style-name="P6">&lt;!DOCTYPE texte SYSTEM « nomDTD.dtd »&gt;</text:p>
      <text:p text:style-name="P7"/>
      <text:p text:style-name="P7">Dans Oxygen, Document → schema → associer un schema. </text:p>
      <text:p text:style-name="P7"/>
      <text:h text:style-name="Heading_20_1" text:outline-level="1">Les limites de la DTD.</text:h>
      <text:p text:style-name="P8">I<text:span text:style-name="T5">l </text:span>est très complexe de déclarer 500 éléments, il faut se baser sur des normes déjà établies. <text:span text:style-name="T4">Il peut manquer des opérateurs (2 élements), on ne peut pas demander à n’avoir que des chiffres dans un élément etc. </text:span></text:p>
      <text:p text:style-name="P6"><text:span text:style-name="T6">A</text:span> <text:span text:style-name="T6">partir de la DTD, on ne peut pas attacher de la documentation complexe. La DTD est utile pour des objets simples. </text:span></text:p>
      <text:p text:style-name="P6"/>
      <text:p text:style-name="P9">Cmd + e = permet de définir une balise et de ne pas risquer d’omettre de la refermer. </text:p>
      <text:p text:style-name="P9"/>
      <text:p text:style-name="P10">Dans une DTD externe, le fichier ne commence pas par &lt;!DOCTYPE puisque cette balise servira dans le lien de la DTD. </text:p>
      <text:p text:style-name="P10"/>
      <text:p text:style-name="P11"><text:soft-page-break/>Mettre un attribut à vers qui correspondrait aux hémistiches et pour les reconnaître, leur attribuer un identifiant. </text:p>
      <text:p text:style-name="P11"/>
      <text:p text:style-name="P23">Correction DTD Misanthrope. </text:p>
      <text:p text:style-name="P23"/>
      <text:p text:style-name="P12">&lt;!DOCTYPE piece [</text:p>
      <text:p text:style-name="P12">&lt;!element piece (titre, acte+)&gt;</text:p>
      <text:p text:style-name="P12">&lt;!element piece xml:lang CDATA #REQUIRED&gt;</text:p>
      <text:p text:style-name="P12">&lt;!element acte (titre, scene+)&gt;</text:p>
      <text:p text:style-name="P12">&lt;!element scene (titre, casting, (tourDeParole, vers+)+)&gt;</text:p>
      <text:p text:style-name="P12">&lt;!element titre (#PCDATA)&gt;</text:p>
      <text:p text:style-name="P12">&lt;!element casting (#PACDATA)&gt;</text:p>
      <text:p text:style-name="P12">&lt;!element tourDeParole (#PCDATA)&gt;</text:p>
      <text:p text:style-name="P12">&lt;!element vers (#PCDATA | didascalie)*&gt;</text:p>
      <text:p text:style-name="P12">&lt;!element vers (#PCDATA)&gt;</text:p>
      <text:p text:style-name="P12"/>
      <text:p text:style-name="P12">&lt;!attlist vers hemistiche (complet | morceau) #IMPLIED&gt;</text:p>
      <text:p text:style-name="P12">]&gt;</text:p>
      <text:p text:style-name="P12"/>
      <text:p text:style-name="P12"/>
      <text:p text:style-name="Title">TEI.</text:p>
      <text:p text:style-name="P13"/>
      <text:h text:style-name="Heading_20_1" text:outline-level="1">Définition.</text:h>
      <text:p text:style-name="P13">Set de balises XML mise à disposition par un comité scientifique pour encoder des documents plus rapidement (c’est un framework). </text:p>
      <text:p text:style-name="P13"/>
      <text:p text:style-name="P14">Langage commun pour encoder, TEI s’intéresse au sens du texte. <text:span text:style-name="T7">TEI ne s’intéresse pas à l’apparence du texte mais à son sens (on ne trouve donc pas d’élément permettant de donner des indications de mises en page). TEI est en opensource. </text:span></text:p>
      <text:p text:style-name="P14"/>
      <text:p text:style-name="P15">Créé par un comité scientifique sans but commerciale. Les balises TEI sont sans cesse renouvelées ou précisés par les chercheurs. <text:span text:style-name="T8">Le comité créé donc un standard qui permet un échange simplifié des données. </text:span></text:p>
      <text:p text:style-name="P16">Avec les même balises ont peut créer des outils de transformation, conserver les données et intégrer une communauté scientifique. </text:p>
      <text:p text:style-name="P16"/>
      <text:p text:style-name="P17">Naissance de la TEI.</text:p>
      <text:p text:style-name="P17">Développée il y a plus de 30 ans. <text:span text:style-name="T9">Né en tant que projet de recherche dans un champ émergent : les humanités numériques dans le monde anglo-saxon. </text:span></text:p>
      <text:p text:style-name="P18">On voulait proposer des recommandations sur la façon dont les chercheurs devraient encoder les textes. Faire en sorte que ces ressources textuelles soient lisibles par ordinateur au-delà d’une simple recherche plein texte. Il fallait aussi que les balises soient adaptées aux be<text:span text:style-name="T15">so</text:span>ins des chercheurs tout en restant extensible. </text:p>
      <text:p text:style-name="P18"/>
      <text:p text:style-name="P18">1987 : établis<text:span text:style-name="T10">s</text:span>ement de TEI.</text:p>
      <text:p text:style-name="P18">1990 : première proposition. </text:p>
      <text:p text:style-name="P18">2000 : naissance du TEI consortium avec le TEI P4 et P5. </text:p>
      <text:p text:style-name="P19">A<text:span text:style-name="T10">u</text:span>j<text:span text:style-name="T10">our</text:span>d’<text:span text:style-name="T10">hui on est à</text:span> TEI P5 et SGML a été abandonné. </text:p>
      <text:p text:style-name="P19"><text:soft-page-break/></text:p>
      <text:p text:style-name="P20">La communauté TEI est très active, conférence annuelle. </text:p>
      <text:p text:style-name="P20">TEI boards of Directors, Technical Council, Membres institutionnelles ou individuels ; TEI workgroups (TEI manuscrits, correspondence SIG), groupes d’intérêt. </text:p>
      <text:p text:style-name="P20"/>
      <text:p text:style-name="P21">Cette communauté est très accessible et très réactive <text:span text:style-name="T11">et elle maintient les TEI-guidelines. Mais la documentation est à 75 % en anglais. </text:span></text:p>
      <text:p text:style-name="P21"/>
      <text:p text:style-name="P22">Technical Council : maintenir et veiller au bon fonctionnement de TEI et de son environnement (notamment les feuilles de transformations), ils reçoivent également les demandes de création des nouveaux éléments (via Github). </text:p>
      <text:p text:style-name="P22"/>
      <text:h text:style-name="Heading_20_1" text:outline-level="1">TEI Guidelines. </text:h>
      <text:p text:style-name="P24">Pour utiliser un set de balise TEI, il faut le déclarer dans le xml avec une déclaration de nom de domaine. </text:p>
      <text:p text:style-name="P24"/>
      <text:p text:style-name="P24">Dans oxygen : ouvrir nouveau fichier « <text:span text:style-name="T12">TEI ALL </text:span>P5 ». </text:p>
      <text:p text:style-name="P25">schematron ?</text:p>
      <text:p text:style-name="P26"/>
      <text:p text:style-name="P26">&lt;TEI xmlns="<text:a xlink:type="simple" xlink:href="http://www.tei-c.org/ns/1.0" text:style-name="Internet_20_link" text:visited-style-name="Visited_20_Internet_20_Link">http://www.tei-c.org/ns/1.0</text:a>"&gt; déclaration du nom de domaine TEI <text:span text:style-name="T13">avec un lien en ligne. </text:span></text:p>
      <text:p text:style-name="P27">Le fichier doit être <text:span text:style-name="T14">bien formé et valide. </text:span><text:s/></text:p>
      <text:p text:style-name="P28">Fichier bien formé : respecter la structuration XML (pas d’overlap, balise double etc).</text:p>
      <text:p text:style-name="P28">Validité : respecter un schéma. </text:p>
      <text:p text:style-name="P28"/>
      <text:p text:style-name="P29">TEI all n’est pas un schéma mais un framework regroupant de nombreux schéma. Il est plutôt déconseiller d’utiliser TEI, il faut prendre le temps de penser un modèle adapté à notre projet tel que tei-lite et EpiDoc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2:54:51.965709440</meta:creation-date>
    <meta:generator>LibreOffice/5.3.7.2$MacOSX_X86_64 LibreOffice_project/6b8ed514a9f8b44d37a1b96673cbbdd077e24059</meta:generator>
    <dc:date>2018-11-06T09:40:12.792516137</dc:date>
    <meta:editing-duration>PT2H6M46S</meta:editing-duration>
    <meta:editing-cycles>49</meta:editing-cycles>
    <meta:document-statistic meta:table-count="0" meta:image-count="0" meta:object-count="0" meta:page-count="3" meta:paragraph-count="66" meta:word-count="764" meta:character-count="4790" meta:non-whitespace-character-count="4057"/>
  </office:meta>
</office:document-meta>
</file>